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svg:stroke-color="#ff3333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cm"/>
    </style:style>
    <style:style style:name="gr9" style:family="graphic" style:parent-style-name="standard">
      <style:graphic-properties draw:stroke="none" svg:stroke-color="#000000" draw:fill="none" draw:fill-color="#ffffff" fo:min-height="1.7cm"/>
    </style:style>
    <style:style style:name="gr10" style:family="graphic" style:parent-style-name="standard">
      <style:graphic-properties draw:stroke="none" svg:stroke-color="#000000" draw:fill="none" draw:fill-color="#ffffff" fo:min-height="4.2cm"/>
    </style:style>
    <style:style style:name="gr11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1.837cm" svg:x="13cm" svg:y="1.663cm">
          <text:p text:style-name="P1"><text:span text:style-name="T1">Reseting</text:span></text:p>
          <text:p text:style-name="P1"><text:span text:style-name="T1">Employee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137cm" svg:x="24cm" svg:y="1.763cm">
          <text:p text:style-name="P1"><text:span text:style-name="T1"/></text:p>
          <text:p text:style-name="P1"><text:span text:style-name="T1">Change detail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88cm" svg:height="1.1cm" svg:x="5.3cm" svg:y="9.1cm">
          <text:p text:style-name="P1"><text:span text:style-name="T1">Generate 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1.037cm" svg:x="5.5cm" svg:y="5.9cm">
          <text:p text:style-name="P1"><text:span text:style-name="T1">Send 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131cm" svg:x="1.3cm" svg:y="9.1cm">
          <text:p text:style-name="P1"><text:span text:style-name="T2">Get Current</text:span></text:p>
          <text:p text:style-name="P1"><text:span text:style-name="T2"><text:s/></text:span><text:span text:style-name="T2">Employee Emai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cm" svg:y1="9.1cm" svg:x2="6.9cm" svg:y2="6.9cm">
          <text:p/>
        </draw:line>
        <draw:line draw:style-name="gr2" draw:text-style-name="P1" draw:layer="layout" svg:x1="3.2cm" svg:y1="9.1cm" svg:x2="6.9cm" svg:y2="6.9cm">
          <text:p/>
        </draw:line>
        <draw:line draw:style-name="gr2" draw:text-style-name="P1" draw:layer="layout" svg:x1="7cm" svg:y1="5.9cm" svg:x2="13.8cm" svg:y2="3.5cm">
          <text:p/>
        </draw:line>
        <draw:line draw:style-name="gr2" draw:text-style-name="P1" draw:layer="layout" svg:x1="24cm" svg:y1="2.4cm" svg:x2="18.2cm" svg:y2="2.4cm">
          <text:p/>
        </draw:line>
        <draw:g>
          <draw:custom-shape draw:style-name="gr3" draw:text-style-name="P1" draw:layer="layout" svg:width="0.5cm" svg:height="0.5cm" draw:transform="rotate (-0.231430658814448) translate (2.955cm 8.2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322cm" svg:y1="8.475cm" svg:x2="3.9cm" svg:y2="8.2cm">
            <text:p/>
          </draw:line>
        </draw:g>
        <draw:custom-shape draw:style-name="gr1" draw:text-style-name="P2" draw:layer="layout" svg:width="3.6cm" svg:height="1.5cm" svg:x="16.9cm" svg:y="5.9cm">
          <text:p text:style-name="P1"><text:span text:style-name="T1"/></text:p>
          <text:p text:style-name="P1"><text:span text:style-name="T1">Enter Detail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.9cm" svg:y1="5.9cm" svg:x2="16.7cm" svg:y2="3.5cm">
          <text:p/>
        </draw:line>
        <draw:g>
          <draw:custom-shape draw:style-name="gr3" draw:text-style-name="P1" draw:layer="layout" svg:width="0.617cm" svg:height="0.618cm" draw:transform="rotate (0.100705497840073) translate (3.729cm 11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235cm" svg:y1="12.059cm" svg:x2="4.8cm" svg:y2="11.505cm">
            <text:p/>
          </draw:line>
        </draw:g>
        <draw:frame draw:style-name="gr5" draw:text-style-name="P4" draw:layer="layout" svg:width="4.2cm" svg:height="1cm" svg:x="1.4cm" svg:y="8.1cm">
          <draw:text-box>
            <text:p><text:span text:style-name="T3">email</text:span></text:p>
          </draw:text-box>
        </draw:frame>
        <draw:frame draw:style-name="gr5" draw:text-style-name="P4" draw:layer="layout" svg:width="4.2cm" svg:height="1cm" svg:x="7.1cm" svg:y="7.7cm">
          <draw:text-box>
            <text:p><text:span text:style-name="T3">code</text:span></text:p>
          </draw:text-box>
        </draw:frame>
        <draw:custom-shape draw:style-name="gr1" draw:text-style-name="P2" draw:layer="layout" svg:width="3.8cm" svg:height="1.266cm" svg:x="10.9cm" svg:y="7.434cm">
          <text:p text:style-name="P1"><text:span text:style-name="T1"/></text:p>
          <text:p text:style-name="P1"><text:span text:style-name="T1">Enter Passwor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22.4cm" svg:y="9.3cm">
          <text:p text:style-name="P1"><text:span text:style-name="T1"/></text:p>
          <text:p text:style-name="P1"><text:span text:style-name="T1">Enter Cod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531cm" svg:x="16.4cm" svg:y="9.069cm">
          <text:p text:style-name="P1"><text:span text:style-name="T1"/></text:p>
          <text:p text:style-name="P1"><text:span text:style-name="T1">Re-enter Passwor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.7cm" svg:y1="9.1cm" svg:x2="18.7cm" svg:y2="7.4cm">
          <text:p/>
        </draw:line>
        <draw:line draw:style-name="gr2" draw:text-style-name="P1" draw:layer="layout" svg:x1="14.7cm" svg:y1="8.1cm" svg:x2="18.7cm" svg:y2="7.4cm">
          <text:p/>
        </draw:line>
        <draw:line draw:style-name="gr2" draw:text-style-name="P1" draw:layer="layout" svg:x1="24.2cm" svg:y1="9.3cm" svg:x2="18.7cm" svg:y2="7.4cm">
          <text:p/>
        </draw:line>
        <draw:g>
          <draw:custom-shape draw:style-name="gr3" draw:text-style-name="P1" draw:layer="layout" svg:width="0.56cm" svg:height="0.561cm" draw:transform="rotate (-0.362853951489622) translate (15.199cm 7.2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5.578cm" svg:y1="7.541cm" svg:x2="16.261cm" svg:y2="7.321cm">
            <text:p/>
          </draw:line>
        </draw:g>
        <draw:frame draw:style-name="gr5" draw:text-style-name="P4" draw:layer="layout" svg:width="4.2cm" svg:height="1cm" svg:x="15.3cm" svg:y="6.6cm">
          <draw:text-box>
            <text:p text:style-name="P4">pass</text:p>
          </draw:text-box>
        </draw:frame>
        <draw:g>
          <draw:custom-shape draw:style-name="gr3" draw:text-style-name="P1" draw:layer="layout" svg:width="0.56cm" svg:height="0.561cm" draw:transform="rotate (0.93863807172255) translate (17.9cm 8.7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8.257cm" svg:y1="8.474cm" svg:x2="18.226cm" svg:y2="7.757cm">
            <text:p/>
          </draw:line>
        </draw:g>
        <draw:frame draw:style-name="gr5" draw:text-style-name="P4" draw:layer="layout" svg:width="4.2cm" svg:height="1cm" svg:x="16.5cm" svg:y="8.3cm">
          <draw:text-box>
            <text:p><text:span text:style-name="T3">pass2</text:span></text:p>
          </draw:text-box>
        </draw:frame>
        <draw:g>
          <draw:custom-shape draw:style-name="gr3" draw:text-style-name="P1" draw:layer="layout" svg:width="0.56cm" svg:height="0.561cm" draw:transform="rotate (-0.673697091269811) translate (21.35cm 1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1.63cm" svg:y1="2.069cm" svg:x2="22.348cm" svg:y2="2.068cm">
            <text:p/>
          </draw:line>
        </draw:g>
        <draw:g>
          <draw:custom-shape draw:style-name="gr3" draw:text-style-name="P1" draw:layer="layout" svg:width="0.56cm" svg:height="0.561cm" draw:transform="rotate (-0.325154839646544) translate (10.735cm 3.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125cm" svg:y1="3.94cm" svg:x2="11.8cm" svg:y2="3.694cm">
            <text:p/>
          </draw:line>
        </draw:g>
        <draw:frame draw:style-name="gr6" draw:text-style-name="P4" draw:layer="layout" svg:width="4.2cm" svg:height="0.725cm" svg:x="8.1cm" svg:y="3.4cm">
          <draw:text-box>
            <text:p><text:span text:style-name="T3">email, code</text:span></text:p>
          </draw:text-box>
        </draw:frame>
        <draw:frame draw:style-name="gr5" draw:text-style-name="P4" draw:layer="layout" svg:width="4.2cm" svg:height="1cm" svg:x="23.9cm" svg:y="8.3cm">
          <draw:text-box>
            <text:p><text:span text:style-name="T3">code entered</text:span></text:p>
          </draw:text-box>
        </draw:frame>
        <draw:g>
          <draw:custom-shape draw:style-name="gr3" draw:text-style-name="P1" draw:layer="layout" svg:width="0.56cm" svg:height="0.561cm" draw:transform="rotate (1.97257112060399) translate (23.484cm 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3.413cm" svg:y1="8.544cm" svg:x2="22.781cm" svg:y2="8.203cm">
            <text:p/>
          </draw:line>
        </draw:g>
        <draw:custom-shape draw:style-name="gr7" draw:text-style-name="P2" draw:layer="layout" svg:width="0.9cm" svg:height="0.8cm" svg:x="18.3cm" svg:y="2cm">
          <text:p text:style-name="P1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399cm" svg:height="0.725cm" svg:x="19.9cm" svg:y="1.675cm">
          <draw:text-box>
            <text:p><text:span text:style-name="T3">pass</text:span></text:p>
          </draw:text-box>
        </draw:frame>
        <draw:g>
          <draw:custom-shape draw:style-name="gr3" draw:text-style-name="P1" draw:layer="layout" svg:width="0.56cm" svg:height="0.561cm" draw:transform="rotate (1.59819799605121) translate (17.139cm 5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24cm" svg:y1="4.848cm" svg:x2="16.776cm" svg:y2="4.3cm">
            <text:p/>
          </draw:line>
        </draw:g>
        <draw:frame draw:style-name="gr5" draw:text-style-name="P4" draw:layer="layout" svg:width="6.5cm" svg:height="1cm" svg:x="11.6cm" svg:y="4.7cm">
          <draw:text-box>
            <text:p><text:span text:style-name="T3">pass, pass 2, code entered</text:span></text:p>
          </draw:text-box>
        </draw:frame>
        <draw:frame draw:style-name="gr9" draw:layer="layout" svg:width="3cm" svg:height="1.95cm" svg:x="1.5cm" svg:y="1.3cm">
          <draw:text-box>
            <text:p>Key:</text:p>
          </draw:text-box>
        </draw:frame>
        <draw:frame draw:style-name="gr10" draw:layer="layout" svg:width="9.4cm" svg:height="4.45cm" svg:x="1.1cm" svg:y="2.3cm">
          <draw:text-box>
            <text:p>1. If code = code entered</text:p>
          </draw:text-box>
        </draw:frame>
        <draw:path draw:style-name="gr11" draw:text-style-name="P1" draw:layer="layout" svg:width="1.706cm" svg:height="2.765cm" draw:transform="rotate (-1.10706234454) translate (18.1740448957976cm 2.26271042642877cm)" svg:viewBox="0 0 1707 2766" svg:d="M0 2766c671 0 984-402 984-402 0 0 805-939 716-1431-90-492-135-403-403-761-268-357-402-89-537 179l135-268c134-268-135 268-135 268">
          <text:p/>
        </draw:path>
        <draw:line draw:style-name="gr11" draw:text-style-name="P1" draw:layer="layout" svg:x1="18.2cm" svg:y1="3.1cm" svg:x2="18.4cm" svg:y2="3.4cm">
          <text:p/>
        </draw:line>
        <draw:line draw:style-name="gr11" draw:text-style-name="P1" draw:layer="layout" svg:x1="18.2cm" svg:y1="3.1cm" svg:x2="18.5cm" svg:y2="2.8cm">
          <text:p/>
        </draw:line>
        <draw:line draw:style-name="gr11" draw:text-style-name="P1" draw:layer="layout" svg:x1="6.8cm" svg:y1="10.2cm" svg:x2="3.7cm" svg:y2="13.5cm">
          <text:p/>
        </draw:line>
        <draw:custom-shape draw:style-name="gr1" draw:text-style-name="P6" draw:layer="layout" svg:width="3.9cm" svg:height="3.2cm" svg:x="1.7cm" svg:y="13.5cm">
          <text:p text:style-name="P5"><text:span text:style-name="T4">Create a random</text:span></text:p>
          <text:p text:style-name="P5"><text:span text:style-name="T4"><text:s/></text:span><text:span text:style-name="T4">4 digit number </text:span></text:p>
          <text:p text:style-name="P5"><text:span text:style-name="T4">between 0001 </text:span></text:p>
          <text:p text:style-name="P5"><text:span text:style-name="T4">And 9999. Assign</text:span></text:p>
          <text:p text:style-name="P5"><text:span text:style-name="T4">This number</text:span></text:p>
          <text:p text:style-name="P5"><text:span text:style-name="T4">to “Code”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cm" svg:height="1cm" svg:x="0.9cm" svg:y="11.3cm">
          <draw:text-box>
            <text:p><text:span text:style-name="T3">Random number</text:span></text:p>
          </draw:text-box>
        </draw:frame>
        <draw:line draw:style-name="gr11" draw:text-style-name="P1" draw:layer="layout" svg:x1="6.8cm" svg:y1="10.2cm" svg:x2="7.9cm" svg:y2="14.1cm">
          <text:p/>
        </draw:line>
        <draw:custom-shape draw:style-name="gr1" draw:text-style-name="P2" draw:layer="layout" svg:width="4.188cm" svg:height="2cm" svg:x="6.212cm" svg:y="14.1cm">
          <text:p text:style-name="P1"><text:span text:style-name="T1">Set The random</text:span></text:p>
          <text:p text:style-name="P1"><text:span text:style-name="T1">Number to </text:span></text:p>
          <text:p text:style-name="P1"><text:span text:style-name="T1">The cod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0.617cm" svg:height="0.618cm" draw:transform="rotate (-1.98147229978916) translate (8.2cm 11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888cm" svg:y1="11.836cm" svg:x2="8.095cm" svg:y2="12.6cm">
            <text:p/>
          </draw:line>
        </draw:g>
        <draw:frame draw:style-name="gr5" draw:text-style-name="P4" draw:layer="layout" svg:width="4.2cm" svg:height="1cm" svg:x="6.9cm" svg:y="10.6cm">
          <draw:text-box>
            <text:p><text:span text:style-name="T3">Random number</text:span></text:p>
          </draw:text-box>
        </draw:frame>
        <draw:g>
          <draw:custom-shape draw:style-name="gr3" draw:text-style-name="P1" draw:layer="layout" svg:width="0.617cm" svg:height="0.618cm" draw:transform="rotate (1.0782644118821) translate (6.764cm 13.5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109cm" svg:y1="13.178cm" svg:x2="6.965cm" svg:y2="12.4cm">
            <text:p/>
          </draw:line>
        </draw:g>
        <draw:frame draw:style-name="gr5" draw:text-style-name="P4" draw:layer="layout" svg:width="4.2cm" svg:height="1cm" svg:x="5.6cm" svg:y="12.3cm">
          <draw:text-box>
            <text:p><text:span text:style-name="T3">code</text:span></text:p>
          </draw:text-box>
        </draw:frame>
        <draw:g>
          <draw:custom-shape draw:style-name="gr3" draw:text-style-name="P1" draw:layer="layout" svg:width="0.617cm" svg:height="0.618cm" draw:transform="rotate (0.865683308989187) translate (6.929cm 8.5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346cm" svg:y1="8.291cm" svg:x2="7.369cm" svg:y2="7.5cm">
            <text:p/>
          </draw:line>
        </draw:g>
        <draw:line draw:style-name="gr11" draw:text-style-name="P1" draw:layer="layout" svg:x1="7.9cm" svg:y1="6.9cm" svg:x2="10.8cm" svg:y2="9.2cm">
          <text:p/>
        </draw:line>
        <draw:custom-shape draw:style-name="gr1" draw:text-style-name="P2" draw:layer="layout" svg:width="3.288cm" svg:height="1.1cm" svg:x="9.312cm" svg:y="9.2cm">
          <text:p text:style-name="P1"><text:span text:style-name="T1">Sending </text:span></text:p>
          <text:p text:style-name="P1"><text:span text:style-name="T1">Code to 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0.617cm" svg:height="0.618cm" draw:transform="rotate (-1.42436320255257) translate (9.411cm 6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36cm" svg:y1="7.461cm" svg:x2="9.94cm" svg:y2="8cm">
            <text:p/>
          </draw:line>
        </draw:g>
        <draw:frame draw:style-name="gr5" draw:text-style-name="P4" draw:layer="layout" svg:width="4.2cm" svg:height="1cm" svg:x="8.6cm" svg:y="6.4cm">
          <draw:text-box>
            <text:p><text:span text:style-name="T3">code, email</text:span></text:p>
          </draw:text-box>
        </draw:frame>
        <draw:line draw:style-name="gr11" draw:text-style-name="P1" draw:layer="layout" svg:x1="11.1cm" svg:y1="10.3cm" svg:x2="11cm" svg:y2="11.9cm">
          <text:p/>
        </draw:line>
        <draw:custom-shape draw:style-name="gr1" draw:text-style-name="P2" draw:layer="layout" svg:width="3.9cm" svg:height="1.2cm" svg:x="8.8cm" svg:y="11.9cm">
          <text:p text:style-name="P1"><text:span text:style-name="T1">Put code in the</text:span></text:p>
          <text:p text:style-name="P1"><text:span text:style-name="T1">Email messag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0.617cm" svg:height="0.618cm" draw:transform="rotate (-2.36806272910591) translate (12cm 10.7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58cm" svg:y1="10.999cm" svg:x2="11.462cm" svg:y2="11.784cm">
            <text:p/>
          </draw:line>
        </draw:g>
        <draw:frame draw:style-name="gr5" draw:text-style-name="P4" draw:layer="layout" svg:width="4.2cm" svg:height="1cm" svg:x="11.5cm" svg:y="10.9cm">
          <draw:text-box>
            <text:p><text:span text:style-name="T3">code</text:span></text:p>
          </draw:text-box>
        </draw:frame>
        <draw:line draw:style-name="gr11" draw:text-style-name="P1" draw:layer="layout" svg:x1="12.6cm" svg:y1="10.2cm" svg:x2="14.1cm" svg:y2="12.1cm">
          <text:p/>
        </draw:line>
        <draw:g>
          <draw:custom-shape draw:style-name="gr3" draw:text-style-name="P1" draw:layer="layout" svg:width="0.5cm" svg:height="0.5cm" draw:transform="rotate (-1.64444922122906) translate (13.668cm 10.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3.538cm" svg:y1="10.772cm" svg:x2="13.9cm" svg:y2="11.3cm">
            <text:p/>
          </draw:line>
        </draw:g>
        <draw:frame draw:style-name="gr5" draw:text-style-name="P4" draw:layer="layout" svg:width="4.2cm" svg:height="1cm" svg:x="13.6cm" svg:y="10.4cm">
          <draw:text-box>
            <text:p><text:span text:style-name="T3">email</text:span></text:p>
          </draw:text-box>
        </draw:frame>
        <draw:custom-shape draw:style-name="gr1" draw:text-style-name="P2" draw:layer="layout" svg:width="3.9cm" svg:height="1.2cm" svg:x="13.1cm" svg:y="12.1cm">
          <text:p text:style-name="P1"><text:span text:style-name="T1">Send message to</text:span></text:p>
          <text:p text:style-name="P1"><text:span text:style-name="T1">The emai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5-01-15T14:27:12.512000000</dc:date>
    <meta:editing-duration>PT10M32S</meta:editing-duration>
    <meta:editing-cycles>3</meta:editing-cycles>
    <meta:generator>LibreOffice/4.2.5.2$Windows_x86 LibreOffice_project/61cb170a04bb1f12e77c884eab9192be736ec5f5</meta:generator>
    <meta:document-statistic meta:object-count="89"/>
  </office:meta>
</office:document-meta>
</file>